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FA000002DAC905330F.png" manifest:media-type="image/png"/>
  <manifest:file-entry manifest:full-path="Pictures/10000001000002FB00000309E5C05FF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3965in" svg:y="0in" svg:width="4.5354in" svg:height="4.6181in" draw:z-index="0"><draw:image xlink:href="Pictures/10000001000002FB00000309E5C05FF3.png" xlink:type="simple" xlink:show="embed" xlink:actuate="onLoad" draw:mime-type="image/png"/></draw:frame><draw:frame draw:style-name="fr1" draw:name="Image2" text:anchor-type="char" svg:x="0.2862in" svg:y="4.7516in" svg:width="4.6472in" svg:height="4.452in" draw:z-index="1"><draw:image xlink:href="Pictures/10000001000002FA000002DAC905330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4T22:59:35.223136328</meta:creation-date>
    <dc:date>2024-02-24T23:00:27.400868090</dc:date>
    <meta:editing-duration>PT52S</meta:editing-duration>
    <meta:editing-cycles>1</meta:editing-cycles>
    <meta:generator>LibreOffice/7.6.4.1$Linux_X86_64 LibreOffice_project/60$Build-1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